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3" calcext:value-type="float">
            <text:p>-3,00E-04</text:p>
          </table:table-cell>
          <table:table-cell office:value-type="float" office:value="0.0223" calcext:value-type="float">
            <text:p>0,02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]+([.C1]*[.D1])" office:value-type="float" office:value="0.0443" calcext:value-type="float">
            <text:p>0,0443</text:p>
          </table:table-cell>
          <table:table-cell table:formula="of:=[.B1]-([.C1]*[.D1])" office:value-type="float" office:value="-0.0449" calcext:value-type="float">
            <text:p>-0,0449</text:p>
          </table:table-cell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-0.0002" calcext:value-type="float">
            <text:p>-2,00E-04</text:p>
          </table:table-cell>
          <table:table-cell office:value-type="float" office:value="0.0189" calcext:value-type="float">
            <text:p>0,018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+([.C2]*[.D2])" office:value-type="float" office:value="0.0376" calcext:value-type="float">
            <text:p>0,0376</text:p>
          </table:table-cell>
          <table:table-cell table:formula="of:=[.B2]-([.C2]*[.D2])" office:value-type="float" office:value="-0.038" calcext:value-type="float">
            <text:p>-0,038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-0.0003" calcext:value-type="float">
            <text:p>-3,00E-04</text:p>
          </table:table-cell>
          <table:table-cell office:value-type="float" office:value="0.0257" calcext:value-type="float">
            <text:p>0,025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]+([.C3]*[.D3])" office:value-type="float" office:value="0.0511" calcext:value-type="float">
            <text:p>0,0511</text:p>
          </table:table-cell>
          <table:table-cell table:formula="of:=[.B3]-([.C3]*[.D3])" office:value-type="float" office:value="-0.0517" calcext:value-type="float">
            <text:p>-0,0517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-0.0005" calcext:value-type="float">
            <text:p>-5,00E-04</text:p>
          </table:table-cell>
          <table:table-cell office:value-type="float" office:value="0.0322" calcext:value-type="float">
            <text:p>0,03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]+([.C4]*[.D4])" office:value-type="float" office:value="0.0639" calcext:value-type="float">
            <text:p>0,0639</text:p>
          </table:table-cell>
          <table:table-cell table:formula="of:=[.B4]-([.C4]*[.D4])" office:value-type="float" office:value="-0.0649" calcext:value-type="float">
            <text:p>-0,0649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-0.0007" calcext:value-type="float">
            <text:p>-7,00E-04</text:p>
          </table:table-cell>
          <table:table-cell office:value-type="float" office:value="0.0376" calcext:value-type="float">
            <text:p>0,037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+([.C5]*[.D5])" office:value-type="float" office:value="0.0745" calcext:value-type="float">
            <text:p>0,0745</text:p>
          </table:table-cell>
          <table:table-cell table:formula="of:=[.B5]-([.C5]*[.D5])" office:value-type="float" office:value="-0.0759" calcext:value-type="float">
            <text:p>-0,0759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table:style-name="Default" office:value-type="float" office:value="-0.00089" calcext:value-type="float">
            <text:p>-0,00089</text:p>
          </table:table-cell>
          <table:table-cell office:value-type="float" office:value="0.0421" calcext:value-type="float">
            <text:p>0,04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([.C6]*[.D6])" office:value-type="float" office:value="0.08331" calcext:value-type="float">
            <text:p>0,08331</text:p>
          </table:table-cell>
          <table:table-cell table:formula="of:=[.B6]-([.C6]*[.D6])" office:value-type="float" office:value="-0.08509" calcext:value-type="float">
            <text:p>-0,08509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table:style-name="Default" office:value-type="float" office:value="-0.0011" calcext:value-type="float">
            <text:p>-0,0011</text:p>
          </table:table-cell>
          <table:table-cell office:value-type="float" office:value="0.0458" calcext:value-type="float">
            <text:p>0,045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+([.C7]*[.D7])" office:value-type="float" office:value="0.0905" calcext:value-type="float">
            <text:p>0,0905</text:p>
          </table:table-cell>
          <table:table-cell table:formula="of:=[.B7]-([.C7]*[.D7])" office:value-type="float" office:value="-0.0927" calcext:value-type="float">
            <text:p>-0,0927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table:style-name="Default" office:value-type="float" office:value="-0.0012" calcext:value-type="float">
            <text:p>-0,0012</text:p>
          </table:table-cell>
          <table:table-cell office:value-type="float" office:value="0.049" calcext:value-type="float">
            <text:p>0,0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+([.C8]*[.D8])" office:value-type="float" office:value="0.0968" calcext:value-type="float">
            <text:p>0,0968</text:p>
          </table:table-cell>
          <table:table-cell table:formula="of:=[.B8]-([.C8]*[.D8])" office:value-type="float" office:value="-0.0992" calcext:value-type="float">
            <text:p>-0,0992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table:style-name="Default" office:value-type="float" office:value="-0.0014" calcext:value-type="float">
            <text:p>-0,0014</text:p>
          </table:table-cell>
          <table:table-cell office:value-type="float" office:value="0.0519" calcext:value-type="float">
            <text:p>0,05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+([.C9]*[.D9])" office:value-type="float" office:value="0.1024" calcext:value-type="float">
            <text:p>0,1024</text:p>
          </table:table-cell>
          <table:table-cell table:formula="of:=[.B9]-([.C9]*[.D9])" office:value-type="float" office:value="-0.1052" calcext:value-type="float">
            <text:p>-0,1052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table:style-name="Default" office:value-type="float" office:value="-0.0015" calcext:value-type="float">
            <text:p>-0,0015</text:p>
          </table:table-cell>
          <table:table-cell office:value-type="float" office:value="0.0547" calcext:value-type="float">
            <text:p>0,05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+([.C10]*[.D10])" office:value-type="float" office:value="0.1079" calcext:value-type="float">
            <text:p>0,1079</text:p>
          </table:table-cell>
          <table:table-cell table:formula="of:=[.B10]-([.C10]*[.D10])" office:value-type="float" office:value="-0.1109" calcext:value-type="float">
            <text:p>-0,1109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table:style-name="Default" office:value-type="float" office:value="-0.0016" calcext:value-type="float">
            <text:p>-0,0016</text:p>
          </table:table-cell>
          <table:table-cell office:value-type="float" office:value="0.0568" calcext:value-type="float">
            <text:p>0,056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+([.C11]*[.D11])" office:value-type="float" office:value="0.112" calcext:value-type="float">
            <text:p>0,112</text:p>
          </table:table-cell>
          <table:table-cell table:formula="of:=[.B11]-([.C11]*[.D11])" office:value-type="float" office:value="-0.1152" calcext:value-type="float">
            <text:p>-0,1152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table:style-name="Default" office:value-type="float" office:value="-0.0018" calcext:value-type="float">
            <text:p>-0,0018</text:p>
          </table:table-cell>
          <table:table-cell office:value-type="float" office:value="0.0591" calcext:value-type="float">
            <text:p>0,059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]+([.C12]*[.D12])" office:value-type="float" office:value="0.1164" calcext:value-type="float">
            <text:p>0,1164</text:p>
          </table:table-cell>
          <table:table-cell table:formula="of:=[.B12]-([.C12]*[.D12])" office:value-type="float" office:value="-0.12" calcext:value-type="float">
            <text:p>-0,12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table:style-name="Default" office:value-type="float" office:value="-0.0019" calcext:value-type="float">
            <text:p>-0,0019</text:p>
          </table:table-cell>
          <table:table-cell office:value-type="float" office:value="0.0607" calcext:value-type="float">
            <text:p>0,06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+([.C13]*[.D13])" office:value-type="float" office:value="0.1195" calcext:value-type="float">
            <text:p>0,1195</text:p>
          </table:table-cell>
          <table:table-cell table:formula="of:=[.B13]-([.C13]*[.D13])" office:value-type="float" office:value="-0.1233" calcext:value-type="float">
            <text:p>-0,1233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table:style-name="Default" office:value-type="float" office:value="-0.002" calcext:value-type="float">
            <text:p>-0,002</text:p>
          </table:table-cell>
          <table:table-cell office:value-type="float" office:value="0.0628" calcext:value-type="float">
            <text:p>0,06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+([.C14]*[.D14])" office:value-type="float" office:value="0.1236" calcext:value-type="float">
            <text:p>0,1236</text:p>
          </table:table-cell>
          <table:table-cell table:formula="of:=[.B14]-([.C14]*[.D14])" office:value-type="float" office:value="-0.1276" calcext:value-type="float">
            <text:p>-0,1276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table:style-name="Default" office:value-type="float" office:value="-0.0021" calcext:value-type="float">
            <text:p>-0,0021</text:p>
          </table:table-cell>
          <table:table-cell office:value-type="float" office:value="0.0642" calcext:value-type="float">
            <text:p>0,064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]+([.C15]*[.D15])" office:value-type="float" office:value="0.1263" calcext:value-type="float">
            <text:p>0,1263</text:p>
          </table:table-cell>
          <table:table-cell table:formula="of:=[.B15]-([.C15]*[.D15])" office:value-type="float" office:value="-0.1305" calcext:value-type="float">
            <text:p>-0,1305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-0.0001" calcext:value-type="float">
            <text:p>-1,00E-04</text:p>
          </table:table-cell>
          <table:table-cell office:value-type="float" office:value="0.0161" calcext:value-type="float">
            <text:p>0,016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]+([.C16]*[.D16])" office:value-type="float" office:value="0.0321" calcext:value-type="float">
            <text:p>0,0321</text:p>
          </table:table-cell>
          <table:table-cell table:formula="of:=[.B16]-([.C16]*[.D16])" office:value-type="float" office:value="-0.0323" calcext:value-type="float">
            <text:p>-0,0323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-0.0001" calcext:value-type="float">
            <text:p>-1,00E-04</text:p>
          </table:table-cell>
          <table:table-cell office:value-type="float" office:value="0.0155" calcext:value-type="float">
            <text:p>0,015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+([.C17]*[.D17])" office:value-type="float" office:value="0.0309" calcext:value-type="float">
            <text:p>0,0309</text:p>
          </table:table-cell>
          <table:table-cell table:formula="of:=[.B17]-([.C17]*[.D17])" office:value-type="float" office:value="-0.0311" calcext:value-type="float">
            <text:p>-0,0311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-0.0001" calcext:value-type="float">
            <text:p>-1,00E-04</text:p>
          </table:table-cell>
          <table:table-cell office:value-type="float" office:value="0.0149" calcext:value-type="float">
            <text:p>0,01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+([.C18]*[.D18])" office:value-type="float" office:value="0.0297" calcext:value-type="float">
            <text:p>0,0297</text:p>
          </table:table-cell>
          <table:table-cell table:formula="of:=[.B18]-([.C18]*[.D18])" office:value-type="float" office:value="-0.0299" calcext:value-type="float">
            <text:p>-0,0299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-0.0001" calcext:value-type="float">
            <text:p>-1,00E-04</text:p>
          </table:table-cell>
          <table:table-cell office:value-type="float" office:value="0.0143" calcext:value-type="float">
            <text:p>0,014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+([.C19]*[.D19])" office:value-type="float" office:value="0.0285" calcext:value-type="float">
            <text:p>0,0285</text:p>
          </table:table-cell>
          <table:table-cell table:formula="of:=[.B19]-([.C19]*[.D19])" office:value-type="float" office:value="-0.0287" calcext:value-type="float">
            <text:p>-0,0287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-0.0001" calcext:value-type="float">
            <text:p>-1,00E-04</text:p>
          </table:table-cell>
          <table:table-cell office:value-type="float" office:value="0.0139" calcext:value-type="float">
            <text:p>0,01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0]+([.C20]*[.D20])" office:value-type="float" office:value="0.0277" calcext:value-type="float">
            <text:p>0,0277</text:p>
          </table:table-cell>
          <table:table-cell table:formula="of:=[.B20]-([.C20]*[.D20])" office:value-type="float" office:value="-0.0279" calcext:value-type="float">
            <text:p>-0,0279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-0.00009" calcext:value-type="float">
            <text:p>-9,00E-05</text:p>
          </table:table-cell>
          <table:table-cell office:value-type="float" office:value="0.0134" calcext:value-type="float">
            <text:p>0,013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1]+([.C21]*[.D21])" office:value-type="float" office:value="0.02671" calcext:value-type="float">
            <text:p>0,02671</text:p>
          </table:table-cell>
          <table:table-cell table:formula="of:=[.B21]-([.C21]*[.D21])" office:value-type="float" office:value="-0.02689" calcext:value-type="float">
            <text:p>-0,02689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-0.00009" calcext:value-type="float">
            <text:p>-9,00E-05</text:p>
          </table:table-cell>
          <table:table-cell office:value-type="float" office:value="0.013" calcext:value-type="float">
            <text:p>0,0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+([.C22]*[.D22])" office:value-type="float" office:value="0.02591" calcext:value-type="float">
            <text:p>0,02591</text:p>
          </table:table-cell>
          <table:table-cell table:formula="of:=[.B22]-([.C22]*[.D22])" office:value-type="float" office:value="-0.02609" calcext:value-type="float">
            <text:p>-0,02609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-0.00008" calcext:value-type="float">
            <text:p>-8,00E-05</text:p>
          </table:table-cell>
          <table:table-cell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]+([.C23]*[.D23])" office:value-type="float" office:value="0.02512" calcext:value-type="float">
            <text:p>0,02512</text:p>
          </table:table-cell>
          <table:table-cell table:formula="of:=[.B23]-([.C23]*[.D23])" office:value-type="float" office:value="-0.02528" calcext:value-type="float">
            <text:p>-0,02528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-0.00008" calcext:value-type="float">
            <text:p>-8,00E-05</text:p>
          </table:table-cell>
          <table:table-cell office:value-type="float" office:value="0.0122" calcext:value-type="float">
            <text:p>0,01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4]+([.C24]*[.D24])" office:value-type="float" office:value="0.02432" calcext:value-type="float">
            <text:p>0,02432</text:p>
          </table:table-cell>
          <table:table-cell table:formula="of:=[.B24]-([.C24]*[.D24])" office:value-type="float" office:value="-0.02448" calcext:value-type="float">
            <text:p>-0,02448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8" calcext:value-type="float">
            <text:p>0,01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+([.C25]*[.D25])" office:value-type="float" office:value="0.02353" calcext:value-type="float">
            <text:p>0,02353</text:p>
          </table:table-cell>
          <table:table-cell table:formula="of:=[.B25]-([.C25]*[.D25])" office:value-type="float" office:value="-0.02367" calcext:value-type="float">
            <text:p>-0,02367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]+([.C26]*[.D26])" office:value-type="float" office:value="0.02293" calcext:value-type="float">
            <text:p>0,02293</text:p>
          </table:table-cell>
          <table:table-cell table:formula="of:=[.B26]-([.C26]*[.D26])" office:value-type="float" office:value="-0.02307" calcext:value-type="float">
            <text:p>-0,02307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2" calcext:value-type="float">
            <text:p>0,0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7]+([.C27]*[.D27])" office:value-type="float" office:value="0.02234" calcext:value-type="float">
            <text:p>0,02234</text:p>
          </table:table-cell>
          <table:table-cell table:formula="of:=[.B27]-([.C27]*[.D27])" office:value-type="float" office:value="-0.02246" calcext:value-type="float">
            <text:p>-0,02246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9" calcext:value-type="float">
            <text:p>0,010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]+([.C28]*[.D28])" office:value-type="float" office:value="0.02174" calcext:value-type="float">
            <text:p>0,02174</text:p>
          </table:table-cell>
          <table:table-cell table:formula="of:=[.B28]-([.C28]*[.D28])" office:value-type="float" office:value="-0.02186" calcext:value-type="float">
            <text:p>-0,02186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7" calcext:value-type="float">
            <text:p>0,01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9]+([.C29]*[.D29])" office:value-type="float" office:value="0.02134" calcext:value-type="float">
            <text:p>0,02134</text:p>
          </table:table-cell>
          <table:table-cell table:formula="of:=[.B29]-([.C29]*[.D29])" office:value-type="float" office:value="-0.02146" calcext:value-type="float">
            <text:p>-0,02146</text:p>
          </table:table-cell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4" calcext:value-type="float">
            <text:p>0,01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0]+([.C30]*[.D30])" office:value-type="float" office:value="0.02074" calcext:value-type="float">
            <text:p>0,02074</text:p>
          </table:table-cell>
          <table:table-cell table:formula="of:=[.B30]-([.C30]*[.D30])" office:value-type="float" office:value="-0.02086" calcext:value-type="float">
            <text:p>-0,02086</text:p>
          </table:table-cell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03" calcext:value-type="float">
            <text:p>0,010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1]+([.C31]*[.D31])" office:value-type="float" office:value="0.02055" calcext:value-type="float">
            <text:p>0,02055</text:p>
          </table:table-cell>
          <table:table-cell table:formula="of:=[.B31]-([.C31]*[.D31])" office:value-type="float" office:value="-0.02065" calcext:value-type="float">
            <text:p>-0,02065</text:p>
          </table:table-cell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-0.00008" calcext:value-type="float">
            <text:p>-8,00E-05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2]+([.C32]*[.D32])" office:value-type="float" office:value="0.01992" calcext:value-type="float">
            <text:p>0,01992</text:p>
          </table:table-cell>
          <table:table-cell table:formula="of:=[.B32]-([.C32]*[.D32])" office:value-type="float" office:value="-0.02008" calcext:value-type="float">
            <text:p>-0,02008</text:p>
          </table:table-cell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85" calcext:value-type="float">
            <text:p>0,0098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3]+([.C33]*[.D33])" office:value-type="float" office:value="0.01965" calcext:value-type="float">
            <text:p>0,01965</text:p>
          </table:table-cell>
          <table:table-cell table:formula="of:=[.B33]-([.C33]*[.D33])" office:value-type="float" office:value="-0.01975" calcext:value-type="float">
            <text:p>-0,01975</text:p>
          </table:table-cell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73" calcext:value-type="float">
            <text:p>0,0097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4]+([.C34]*[.D34])" office:value-type="float" office:value="0.01941" calcext:value-type="float">
            <text:p>0,01941</text:p>
          </table:table-cell>
          <table:table-cell table:formula="of:=[.B34]-([.C34]*[.D34])" office:value-type="float" office:value="-0.01951" calcext:value-type="float">
            <text:p>-0,01951</text:p>
          </table:table-cell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57" calcext:value-type="float">
            <text:p>0,0095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5]+([.C35]*[.D35])" office:value-type="float" office:value="0.01909" calcext:value-type="float">
            <text:p>0,01909</text:p>
          </table:table-cell>
          <table:table-cell table:formula="of:=[.B35]-([.C35]*[.D35])" office:value-type="float" office:value="-0.01919" calcext:value-type="float">
            <text:p>-0,01919</text:p>
          </table:table-cell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4" calcext:value-type="float">
            <text:p>0,009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6]+([.C36]*[.D36])" office:value-type="float" office:value="0.01875" calcext:value-type="float">
            <text:p>0,01875</text:p>
          </table:table-cell>
          <table:table-cell table:formula="of:=[.B36]-([.C36]*[.D36])" office:value-type="float" office:value="-0.01885" calcext:value-type="float">
            <text:p>-0,01885</text:p>
          </table:table-cell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28" calcext:value-type="float">
            <text:p>0,009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7]+([.C37]*[.D37])" office:value-type="float" office:value="0.01852" calcext:value-type="float">
            <text:p>0,01852</text:p>
          </table:table-cell>
          <table:table-cell table:formula="of:=[.B37]-([.C37]*[.D37])" office:value-type="float" office:value="-0.0186" calcext:value-type="float">
            <text:p>-0,0186</text:p>
          </table:table-cell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2" calcext:value-type="float">
            <text:p>0,009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8]+([.C38]*[.D38])" office:value-type="float" office:value="0.01836" calcext:value-type="float">
            <text:p>0,01836</text:p>
          </table:table-cell>
          <table:table-cell table:formula="of:=[.B38]-([.C38]*[.D38])" office:value-type="float" office:value="-0.01844" calcext:value-type="float">
            <text:p>-0,01844</text:p>
          </table:table-cell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07" calcext:value-type="float">
            <text:p>0,009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9]+([.C39]*[.D39])" office:value-type="float" office:value="0.0181" calcext:value-type="float">
            <text:p>0,0181</text:p>
          </table:table-cell>
          <table:table-cell table:formula="of:=[.B39]-([.C39]*[.D39])" office:value-type="float" office:value="-0.01818" calcext:value-type="float">
            <text:p>-0,01818</text:p>
          </table:table-cell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99" calcext:value-type="float">
            <text:p>0,0089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0]+([.C40]*[.D40])" office:value-type="float" office:value="0.01794" calcext:value-type="float">
            <text:p>0,01794</text:p>
          </table:table-cell>
          <table:table-cell table:formula="of:=[.B40]-([.C40]*[.D40])" office:value-type="float" office:value="-0.01802" calcext:value-type="float">
            <text:p>-0,01802</text:p>
          </table:table-cell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91" calcext:value-type="float">
            <text:p>0,0089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1]+([.C41]*[.D41])" office:value-type="float" office:value="0.01778" calcext:value-type="float">
            <text:p>0,01778</text:p>
          </table:table-cell>
          <table:table-cell table:formula="of:=[.B41]-([.C41]*[.D41])" office:value-type="float" office:value="-0.01786" calcext:value-type="float">
            <text:p>-0,01786</text:p>
          </table:table-cell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87" calcext:value-type="float">
            <text:p>0,008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2]+([.C42]*[.D42])" office:value-type="float" office:value="0.0177" calcext:value-type="float">
            <text:p>0,0177</text:p>
          </table:table-cell>
          <table:table-cell table:formula="of:=[.B42]-([.C42]*[.D42])" office:value-type="float" office:value="-0.01778" calcext:value-type="float">
            <text:p>-0,01778</text:p>
          </table:table-cell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83" calcext:value-type="float">
            <text:p>0,0088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3]+([.C43]*[.D43])" office:value-type="float" office:value="0.01762" calcext:value-type="float">
            <text:p>0,01762</text:p>
          </table:table-cell>
          <table:table-cell table:formula="of:=[.B43]-([.C43]*[.D43])" office:value-type="float" office:value="-0.0177" calcext:value-type="float">
            <text:p>-0,0177</text:p>
          </table:table-cell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79" calcext:value-type="float">
            <text:p>0,008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4]+([.C44]*[.D44])" office:value-type="float" office:value="0.01754" calcext:value-type="float">
            <text:p>0,01754</text:p>
          </table:table-cell>
          <table:table-cell table:formula="of:=[.B44]-([.C44]*[.D44])" office:value-type="float" office:value="-0.01762" calcext:value-type="float">
            <text:p>-0,01762</text:p>
          </table:table-cell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75" calcext:value-type="float">
            <text:p>0,0087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5]+([.C45]*[.D45])" office:value-type="float" office:value="0.01746" calcext:value-type="float">
            <text:p>0,01746</text:p>
          </table:table-cell>
          <table:table-cell table:formula="of:=[.B45]-([.C45]*[.D45])" office:value-type="float" office:value="-0.01754" calcext:value-type="float">
            <text:p>-0,01754</text:p>
          </table:table-cell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71" calcext:value-type="float">
            <text:p>0,008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6]+([.C46]*[.D46])" office:value-type="float" office:value="0.01738" calcext:value-type="float">
            <text:p>0,01738</text:p>
          </table:table-cell>
          <table:table-cell table:formula="of:=[.B46]-([.C46]*[.D46])" office:value-type="float" office:value="-0.01746" calcext:value-type="float">
            <text:p>-0,01746</text:p>
          </table:table-cell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72" calcext:value-type="float">
            <text:p>0,0087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7]+([.C47]*[.D47])" office:value-type="float" office:value="0.0174" calcext:value-type="float">
            <text:p>0,0174</text:p>
          </table:table-cell>
          <table:table-cell table:formula="of:=[.B47]-([.C47]*[.D47])" office:value-type="float" office:value="-0.01748" calcext:value-type="float">
            <text:p>-0,01748</text:p>
          </table:table-cell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68" calcext:value-type="float">
            <text:p>0,0086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8]+([.C48]*[.D48])" office:value-type="float" office:value="0.01732" calcext:value-type="float">
            <text:p>0,01732</text:p>
          </table:table-cell>
          <table:table-cell table:formula="of:=[.B48]-([.C48]*[.D48])" office:value-type="float" office:value="-0.0174" calcext:value-type="float">
            <text:p>-0,0174</text:p>
          </table:table-cell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68" calcext:value-type="float">
            <text:p>0,0086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9]+([.C49]*[.D49])" office:value-type="float" office:value="0.01732" calcext:value-type="float">
            <text:p>0,01732</text:p>
          </table:table-cell>
          <table:table-cell table:formula="of:=[.B49]-([.C49]*[.D49])" office:value-type="float" office:value="-0.0174" calcext:value-type="float">
            <text:p>-0,0174</text:p>
          </table:table-cell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69" calcext:value-type="float">
            <text:p>0,0086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0]+([.C50]*[.D50])" office:value-type="float" office:value="0.01734" calcext:value-type="float">
            <text:p>0,01734</text:p>
          </table:table-cell>
          <table:table-cell table:formula="of:=[.B50]-([.C50]*[.D50])" office:value-type="float" office:value="-0.01742" calcext:value-type="float">
            <text:p>-0,01742</text:p>
          </table:table-cell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69" calcext:value-type="float">
            <text:p>0,0086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1]+([.C51]*[.D51])" office:value-type="float" office:value="0.01734" calcext:value-type="float">
            <text:p>0,01734</text:p>
          </table:table-cell>
          <table:table-cell table:formula="of:=[.B51]-([.C51]*[.D51])" office:value-type="float" office:value="-0.01742" calcext:value-type="float">
            <text:p>-0,01742</text:p>
          </table:table-cell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7" calcext:value-type="float">
            <text:p>0,00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2]+([.C52]*[.D52])" office:value-type="float" office:value="0.01736" calcext:value-type="float">
            <text:p>0,01736</text:p>
          </table:table-cell>
          <table:table-cell table:formula="of:=[.B52]-([.C52]*[.D52])" office:value-type="float" office:value="-0.01744" calcext:value-type="float">
            <text:p>-0,01744</text:p>
          </table:table-cell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71" calcext:value-type="float">
            <text:p>0,008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3]+([.C53]*[.D53])" office:value-type="float" office:value="0.01738" calcext:value-type="float">
            <text:p>0,01738</text:p>
          </table:table-cell>
          <table:table-cell table:formula="of:=[.B53]-([.C53]*[.D53])" office:value-type="float" office:value="-0.01746" calcext:value-type="float">
            <text:p>-0,01746</text:p>
          </table:table-cell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71" calcext:value-type="float">
            <text:p>0,008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4]+([.C54]*[.D54])" office:value-type="float" office:value="0.01738" calcext:value-type="float">
            <text:p>0,01738</text:p>
          </table:table-cell>
          <table:table-cell table:formula="of:=[.B54]-([.C54]*[.D54])" office:value-type="float" office:value="-0.01746" calcext:value-type="float">
            <text:p>-0,01746</text:p>
          </table:table-cell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77" calcext:value-type="float">
            <text:p>0,0087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5]+([.C55]*[.D55])" office:value-type="float" office:value="0.0175" calcext:value-type="float">
            <text:p>0,0175</text:p>
          </table:table-cell>
          <table:table-cell table:formula="of:=[.B55]-([.C55]*[.D55])" office:value-type="float" office:value="-0.01758" calcext:value-type="float">
            <text:p>-0,01758</text:p>
          </table:table-cell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77" calcext:value-type="float">
            <text:p>0,0087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6]+([.C56]*[.D56])" office:value-type="float" office:value="0.0175" calcext:value-type="float">
            <text:p>0,0175</text:p>
          </table:table-cell>
          <table:table-cell table:formula="of:=[.B56]-([.C56]*[.D56])" office:value-type="float" office:value="-0.01758" calcext:value-type="float">
            <text:p>-0,01758</text:p>
          </table:table-cell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8" calcext:value-type="float">
            <text:p>0,008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7]+([.C57]*[.D57])" office:value-type="float" office:value="0.01756" calcext:value-type="float">
            <text:p>0,01756</text:p>
          </table:table-cell>
          <table:table-cell table:formula="of:=[.B57]-([.C57]*[.D57])" office:value-type="float" office:value="-0.01764" calcext:value-type="float">
            <text:p>-0,01764</text:p>
          </table:table-cell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83" calcext:value-type="float">
            <text:p>0,0088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8]+([.C58]*[.D58])" office:value-type="float" office:value="0.01762" calcext:value-type="float">
            <text:p>0,01762</text:p>
          </table:table-cell>
          <table:table-cell table:formula="of:=[.B58]-([.C58]*[.D58])" office:value-type="float" office:value="-0.0177" calcext:value-type="float">
            <text:p>-0,0177</text:p>
          </table:table-cell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89" calcext:value-type="float">
            <text:p>0,0088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9]+([.C59]*[.D59])" office:value-type="float" office:value="0.01774" calcext:value-type="float">
            <text:p>0,01774</text:p>
          </table:table-cell>
          <table:table-cell table:formula="of:=[.B59]-([.C59]*[.D59])" office:value-type="float" office:value="-0.01782" calcext:value-type="float">
            <text:p>-0,01782</text:p>
          </table:table-cell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9" calcext:value-type="float">
            <text:p>0,008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0]+([.C60]*[.D60])" office:value-type="float" office:value="0.01776" calcext:value-type="float">
            <text:p>0,01776</text:p>
          </table:table-cell>
          <table:table-cell table:formula="of:=[.B60]-([.C60]*[.D60])" office:value-type="float" office:value="-0.01784" calcext:value-type="float">
            <text:p>-0,01784</text:p>
          </table:table-cell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95" calcext:value-type="float">
            <text:p>0,0089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1]+([.C61]*[.D61])" office:value-type="float" office:value="0.01786" calcext:value-type="float">
            <text:p>0,01786</text:p>
          </table:table-cell>
          <table:table-cell table:formula="of:=[.B61]-([.C61]*[.D61])" office:value-type="float" office:value="-0.01794" calcext:value-type="float">
            <text:p>-0,01794</text:p>
          </table:table-cell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99" calcext:value-type="float">
            <text:p>0,0089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2]+([.C62]*[.D62])" office:value-type="float" office:value="0.01794" calcext:value-type="float">
            <text:p>0,01794</text:p>
          </table:table-cell>
          <table:table-cell table:formula="of:=[.B62]-([.C62]*[.D62])" office:value-type="float" office:value="-0.01802" calcext:value-type="float">
            <text:p>-0,01802</text:p>
          </table:table-cell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02" calcext:value-type="float">
            <text:p>0,009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3]+([.C63]*[.D63])" office:value-type="float" office:value="0.018" calcext:value-type="float">
            <text:p>0,018</text:p>
          </table:table-cell>
          <table:table-cell table:formula="of:=[.B63]-([.C63]*[.D63])" office:value-type="float" office:value="-0.01808" calcext:value-type="float">
            <text:p>-0,01808</text:p>
          </table:table-cell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07" calcext:value-type="float">
            <text:p>0,009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4]+([.C64]*[.D64])" office:value-type="float" office:value="0.0181" calcext:value-type="float">
            <text:p>0,0181</text:p>
          </table:table-cell>
          <table:table-cell table:formula="of:=[.B64]-([.C64]*[.D64])" office:value-type="float" office:value="-0.01818" calcext:value-type="float">
            <text:p>-0,01818</text:p>
          </table:table-cell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13" calcext:value-type="float">
            <text:p>0,009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5]+([.C65]*[.D65])" office:value-type="float" office:value="0.01822" calcext:value-type="float">
            <text:p>0,01822</text:p>
          </table:table-cell>
          <table:table-cell table:formula="of:=[.B65]-([.C65]*[.D65])" office:value-type="float" office:value="-0.0183" calcext:value-type="float">
            <text:p>-0,0183</text:p>
          </table:table-cell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17" calcext:value-type="float">
            <text:p>0,009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6]+([.C66]*[.D66])" office:value-type="float" office:value="0.0183" calcext:value-type="float">
            <text:p>0,0183</text:p>
          </table:table-cell>
          <table:table-cell table:formula="of:=[.B66]-([.C66]*[.D66])" office:value-type="float" office:value="-0.01838" calcext:value-type="float">
            <text:p>-0,01838</text:p>
          </table:table-cell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2" calcext:value-type="float">
            <text:p>0,009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7]+([.C67]*[.D67])" office:value-type="float" office:value="0.01836" calcext:value-type="float">
            <text:p>0,01836</text:p>
          </table:table-cell>
          <table:table-cell table:formula="of:=[.B67]-([.C67]*[.D67])" office:value-type="float" office:value="-0.01844" calcext:value-type="float">
            <text:p>-0,01844</text:p>
          </table:table-cell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26" calcext:value-type="float">
            <text:p>0,009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8]+([.C68]*[.D68])" office:value-type="float" office:value="0.01848" calcext:value-type="float">
            <text:p>0,01848</text:p>
          </table:table-cell>
          <table:table-cell table:formula="of:=[.B68]-([.C68]*[.D68])" office:value-type="float" office:value="-0.01856" calcext:value-type="float">
            <text:p>-0,01856</text:p>
          </table:table-cell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932" calcext:value-type="float">
            <text:p>0,009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9]+([.C69]*[.D69])" office:value-type="float" office:value="0.0186" calcext:value-type="float">
            <text:p>0,0186</text:p>
          </table:table-cell>
          <table:table-cell table:formula="of:=[.B69]-([.C69]*[.D69])" office:value-type="float" office:value="-0.01868" calcext:value-type="float">
            <text:p>-0,01868</text:p>
          </table:table-cell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38" calcext:value-type="float">
            <text:p>0,0093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0]+([.C70]*[.D70])" office:value-type="float" office:value="0.01871" calcext:value-type="float">
            <text:p>0,01871</text:p>
          </table:table-cell>
          <table:table-cell table:formula="of:=[.B70]-([.C70]*[.D70])" office:value-type="float" office:value="-0.01881" calcext:value-type="float">
            <text:p>-0,01881</text:p>
          </table:table-cell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38" calcext:value-type="float">
            <text:p>0,0093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1]+([.C71]*[.D71])" office:value-type="float" office:value="0.01871" calcext:value-type="float">
            <text:p>0,01871</text:p>
          </table:table-cell>
          <table:table-cell table:formula="of:=[.B71]-([.C71]*[.D71])" office:value-type="float" office:value="-0.01881" calcext:value-type="float">
            <text:p>-0,01881</text:p>
          </table:table-cell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44" calcext:value-type="float">
            <text:p>0,009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2]+([.C72]*[.D72])" office:value-type="float" office:value="0.01883" calcext:value-type="float">
            <text:p>0,01883</text:p>
          </table:table-cell>
          <table:table-cell table:formula="of:=[.B72]-([.C72]*[.D72])" office:value-type="float" office:value="-0.01893" calcext:value-type="float">
            <text:p>-0,01893</text:p>
          </table:table-cell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5" calcext:value-type="float">
            <text:p>0,009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3]+([.C73]*[.D73])" office:value-type="float" office:value="0.01895" calcext:value-type="float">
            <text:p>0,01895</text:p>
          </table:table-cell>
          <table:table-cell table:formula="of:=[.B73]-([.C73]*[.D73])" office:value-type="float" office:value="-0.01905" calcext:value-type="float">
            <text:p>-0,01905</text:p>
          </table:table-cell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57" calcext:value-type="float">
            <text:p>0,0095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4]+([.C74]*[.D74])" office:value-type="float" office:value="0.01909" calcext:value-type="float">
            <text:p>0,01909</text:p>
          </table:table-cell>
          <table:table-cell table:formula="of:=[.B74]-([.C74]*[.D74])" office:value-type="float" office:value="-0.01919" calcext:value-type="float">
            <text:p>-0,01919</text:p>
          </table:table-cell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63" calcext:value-type="float">
            <text:p>0,009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([.C75]*[.D75])" office:value-type="float" office:value="0.01921" calcext:value-type="float">
            <text:p>0,01921</text:p>
          </table:table-cell>
          <table:table-cell table:formula="of:=[.B75]-([.C75]*[.D75])" office:value-type="float" office:value="-0.01931" calcext:value-type="float">
            <text:p>-0,01931</text:p>
          </table:table-cell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63" calcext:value-type="float">
            <text:p>0,009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6]+([.C76]*[.D76])" office:value-type="float" office:value="0.01921" calcext:value-type="float">
            <text:p>0,01921</text:p>
          </table:table-cell>
          <table:table-cell table:formula="of:=[.B76]-([.C76]*[.D76])" office:value-type="float" office:value="-0.01931" calcext:value-type="float">
            <text:p>-0,01931</text:p>
          </table:table-cell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7" calcext:value-type="float">
            <text:p>0,009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7]+([.C77]*[.D77])" office:value-type="float" office:value="0.01935" calcext:value-type="float">
            <text:p>0,01935</text:p>
          </table:table-cell>
          <table:table-cell table:formula="of:=[.B77]-([.C77]*[.D77])" office:value-type="float" office:value="-0.01945" calcext:value-type="float">
            <text:p>-0,01945</text:p>
          </table:table-cell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76" calcext:value-type="float">
            <text:p>0,0097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8]+([.C78]*[.D78])" office:value-type="float" office:value="0.01947" calcext:value-type="float">
            <text:p>0,01947</text:p>
          </table:table-cell>
          <table:table-cell table:formula="of:=[.B78]-([.C78]*[.D78])" office:value-type="float" office:value="-0.01957" calcext:value-type="float">
            <text:p>-0,01957</text:p>
          </table:table-cell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82" calcext:value-type="float">
            <text:p>0,0098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9]+([.C79]*[.D79])" office:value-type="float" office:value="0.01959" calcext:value-type="float">
            <text:p>0,01959</text:p>
          </table:table-cell>
          <table:table-cell table:formula="of:=[.B79]-([.C79]*[.D79])" office:value-type="float" office:value="-0.01969" calcext:value-type="float">
            <text:p>-0,01969</text:p>
          </table:table-cell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82" calcext:value-type="float">
            <text:p>0,0098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0]+([.C80]*[.D80])" office:value-type="float" office:value="0.01959" calcext:value-type="float">
            <text:p>0,01959</text:p>
          </table:table-cell>
          <table:table-cell table:formula="of:=[.B80]-([.C80]*[.D80])" office:value-type="float" office:value="-0.01969" calcext:value-type="float">
            <text:p>-0,01969</text:p>
          </table:table-cell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89" calcext:value-type="float">
            <text:p>0,0098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1]+([.C81]*[.D81])" office:value-type="float" office:value="0.01973" calcext:value-type="float">
            <text:p>0,01973</text:p>
          </table:table-cell>
          <table:table-cell table:formula="of:=[.B81]-([.C81]*[.D81])" office:value-type="float" office:value="-0.01983" calcext:value-type="float">
            <text:p>-0,01983</text:p>
          </table:table-cell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0995" calcext:value-type="float">
            <text:p>0,0099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2]+([.C82]*[.D82])" office:value-type="float" office:value="0.01985" calcext:value-type="float">
            <text:p>0,01985</text:p>
          </table:table-cell>
          <table:table-cell table:formula="of:=[.B82]-([.C82]*[.D82])" office:value-type="float" office:value="-0.01995" calcext:value-type="float">
            <text:p>-0,01995</text:p>
          </table:table-cell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3]+([.C83]*[.D83])" office:value-type="float" office:value="0.01995" calcext:value-type="float">
            <text:p>0,01995</text:p>
          </table:table-cell>
          <table:table-cell table:formula="of:=[.B83]-([.C83]*[.D83])" office:value-type="float" office:value="-0.02005" calcext:value-type="float">
            <text:p>-0,02005</text:p>
          </table:table-cell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4]+([.C84]*[.D84])" office:value-type="float" office:value="0.01995" calcext:value-type="float">
            <text:p>0,01995</text:p>
          </table:table-cell>
          <table:table-cell table:formula="of:=[.B84]-([.C84]*[.D84])" office:value-type="float" office:value="-0.02005" calcext:value-type="float">
            <text:p>-0,02005</text:p>
          </table:table-cell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01" calcext:value-type="float">
            <text:p>0,010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5]+([.C85]*[.D85])" office:value-type="float" office:value="0.02015" calcext:value-type="float">
            <text:p>0,02015</text:p>
          </table:table-cell>
          <table:table-cell table:formula="of:=[.B85]-([.C85]*[.D85])" office:value-type="float" office:value="-0.02025" calcext:value-type="float">
            <text:p>-0,02025</text:p>
          </table:table-cell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02" calcext:value-type="float">
            <text:p>0,01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6]+([.C86]*[.D86])" office:value-type="float" office:value="0.02035" calcext:value-type="float">
            <text:p>0,02035</text:p>
          </table:table-cell>
          <table:table-cell table:formula="of:=[.B86]-([.C86]*[.D86])" office:value-type="float" office:value="-0.02045" calcext:value-type="float">
            <text:p>-0,02045</text:p>
          </table:table-cell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02" calcext:value-type="float">
            <text:p>0,01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7]+([.C87]*[.D87])" office:value-type="float" office:value="0.02035" calcext:value-type="float">
            <text:p>0,02035</text:p>
          </table:table-cell>
          <table:table-cell table:formula="of:=[.B87]-([.C87]*[.D87])" office:value-type="float" office:value="-0.02045" calcext:value-type="float">
            <text:p>-0,02045</text:p>
          </table:table-cell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02" calcext:value-type="float">
            <text:p>0,01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8]+([.C88]*[.D88])" office:value-type="float" office:value="0.02035" calcext:value-type="float">
            <text:p>0,02035</text:p>
          </table:table-cell>
          <table:table-cell table:formula="of:=[.B88]-([.C88]*[.D88])" office:value-type="float" office:value="-0.02045" calcext:value-type="float">
            <text:p>-0,02045</text:p>
          </table:table-cell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03" calcext:value-type="float">
            <text:p>0,010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9]+([.C89]*[.D89])" office:value-type="float" office:value="0.02055" calcext:value-type="float">
            <text:p>0,02055</text:p>
          </table:table-cell>
          <table:table-cell table:formula="of:=[.B89]-([.C89]*[.D89])" office:value-type="float" office:value="-0.02065" calcext:value-type="float">
            <text:p>-0,02065</text:p>
          </table:table-cell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03" calcext:value-type="float">
            <text:p>0,010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0]+([.C90]*[.D90])" office:value-type="float" office:value="0.02055" calcext:value-type="float">
            <text:p>0,02055</text:p>
          </table:table-cell>
          <table:table-cell table:formula="of:=[.B90]-([.C90]*[.D90])" office:value-type="float" office:value="-0.02065" calcext:value-type="float">
            <text:p>-0,02065</text:p>
          </table:table-cell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4" calcext:value-type="float">
            <text:p>0,01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1]+([.C91]*[.D91])" office:value-type="float" office:value="0.02074" calcext:value-type="float">
            <text:p>0,02074</text:p>
          </table:table-cell>
          <table:table-cell table:formula="of:=[.B91]-([.C91]*[.D91])" office:value-type="float" office:value="-0.02086" calcext:value-type="float">
            <text:p>-0,02086</text:p>
          </table:table-cell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4" calcext:value-type="float">
            <text:p>0,01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2]+([.C92]*[.D92])" office:value-type="float" office:value="0.02074" calcext:value-type="float">
            <text:p>0,02074</text:p>
          </table:table-cell>
          <table:table-cell table:formula="of:=[.B92]-([.C92]*[.D92])" office:value-type="float" office:value="-0.02086" calcext:value-type="float">
            <text:p>-0,02086</text:p>
          </table:table-cell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4" calcext:value-type="float">
            <text:p>0,01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3]+([.C93]*[.D93])" office:value-type="float" office:value="0.02074" calcext:value-type="float">
            <text:p>0,02074</text:p>
          </table:table-cell>
          <table:table-cell table:formula="of:=[.B93]-([.C93]*[.D93])" office:value-type="float" office:value="-0.02086" calcext:value-type="float">
            <text:p>-0,02086</text:p>
          </table:table-cell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5" calcext:value-type="float">
            <text:p>0,01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4]+([.C94]*[.D94])" office:value-type="float" office:value="0.02094" calcext:value-type="float">
            <text:p>0,02094</text:p>
          </table:table-cell>
          <table:table-cell table:formula="of:=[.B94]-([.C94]*[.D94])" office:value-type="float" office:value="-0.02106" calcext:value-type="float">
            <text:p>-0,02106</text:p>
          </table:table-cell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5" calcext:value-type="float">
            <text:p>0,01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]+([.C95]*[.D95])" office:value-type="float" office:value="0.02094" calcext:value-type="float">
            <text:p>0,02094</text:p>
          </table:table-cell>
          <table:table-cell table:formula="of:=[.B95]-([.C95]*[.D95])" office:value-type="float" office:value="-0.02106" calcext:value-type="float">
            <text:p>-0,02106</text:p>
          </table:table-cell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6" calcext:value-type="float">
            <text:p>0,01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6]+([.C96]*[.D96])" office:value-type="float" office:value="0.02114" calcext:value-type="float">
            <text:p>0,02114</text:p>
          </table:table-cell>
          <table:table-cell table:formula="of:=[.B96]-([.C96]*[.D96])" office:value-type="float" office:value="-0.02126" calcext:value-type="float">
            <text:p>-0,02126</text:p>
          </table:table-cell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6" calcext:value-type="float">
            <text:p>0,01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([.C97]*[.D97])" office:value-type="float" office:value="0.02114" calcext:value-type="float">
            <text:p>0,02114</text:p>
          </table:table-cell>
          <table:table-cell table:formula="of:=[.B97]-([.C97]*[.D97])" office:value-type="float" office:value="-0.02126" calcext:value-type="float">
            <text:p>-0,02126</text:p>
          </table:table-cell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6" calcext:value-type="float">
            <text:p>0,01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8]+([.C98]*[.D98])" office:value-type="float" office:value="0.02114" calcext:value-type="float">
            <text:p>0,02114</text:p>
          </table:table-cell>
          <table:table-cell table:formula="of:=[.B98]-([.C98]*[.D98])" office:value-type="float" office:value="-0.02126" calcext:value-type="float">
            <text:p>-0,02126</text:p>
          </table:table-cell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6" calcext:value-type="float">
            <text:p>0,01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9]+([.C99]*[.D99])" office:value-type="float" office:value="0.02114" calcext:value-type="float">
            <text:p>0,02114</text:p>
          </table:table-cell>
          <table:table-cell table:formula="of:=[.B99]-([.C99]*[.D99])" office:value-type="float" office:value="-0.02126" calcext:value-type="float">
            <text:p>-0,02126</text:p>
          </table:table-cell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7" calcext:value-type="float">
            <text:p>0,01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0]+([.C100]*[.D100])" office:value-type="float" office:value="0.02134" calcext:value-type="float">
            <text:p>0,02134</text:p>
          </table:table-cell>
          <table:table-cell table:formula="of:=[.B100]-([.C100]*[.D100])" office:value-type="float" office:value="-0.02146" calcext:value-type="float">
            <text:p>-0,02146</text:p>
          </table:table-cell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7" calcext:value-type="float">
            <text:p>0,01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1]+([.C101]*[.D101])" office:value-type="float" office:value="0.02134" calcext:value-type="float">
            <text:p>0,02134</text:p>
          </table:table-cell>
          <table:table-cell table:formula="of:=[.B101]-([.C101]*[.D101])" office:value-type="float" office:value="-0.02146" calcext:value-type="float">
            <text:p>-0,02146</text:p>
          </table:table-cell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8" calcext:value-type="float">
            <text:p>0,01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2]+([.C102]*[.D102])" office:value-type="float" office:value="0.02154" calcext:value-type="float">
            <text:p>0,02154</text:p>
          </table:table-cell>
          <table:table-cell table:formula="of:=[.B102]-([.C102]*[.D102])" office:value-type="float" office:value="-0.02166" calcext:value-type="float">
            <text:p>-0,02166</text:p>
          </table:table-cell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8" calcext:value-type="float">
            <text:p>0,01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3]+([.C103]*[.D103])" office:value-type="float" office:value="0.02154" calcext:value-type="float">
            <text:p>0,02154</text:p>
          </table:table-cell>
          <table:table-cell table:formula="of:=[.B103]-([.C103]*[.D103])" office:value-type="float" office:value="-0.02166" calcext:value-type="float">
            <text:p>-0,02166</text:p>
          </table:table-cell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8" calcext:value-type="float">
            <text:p>0,01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4]+([.C104]*[.D104])" office:value-type="float" office:value="0.02154" calcext:value-type="float">
            <text:p>0,02154</text:p>
          </table:table-cell>
          <table:table-cell table:formula="of:=[.B104]-([.C104]*[.D104])" office:value-type="float" office:value="-0.02166" calcext:value-type="float">
            <text:p>-0,02166</text:p>
          </table:table-cell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8" calcext:value-type="float">
            <text:p>0,01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5]+([.C105]*[.D105])" office:value-type="float" office:value="0.02154" calcext:value-type="float">
            <text:p>0,02154</text:p>
          </table:table-cell>
          <table:table-cell table:formula="of:=[.B105]-([.C105]*[.D105])" office:value-type="float" office:value="-0.02166" calcext:value-type="float">
            <text:p>-0,02166</text:p>
          </table:table-cell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9" calcext:value-type="float">
            <text:p>0,010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6]+([.C106]*[.D106])" office:value-type="float" office:value="0.02174" calcext:value-type="float">
            <text:p>0,02174</text:p>
          </table:table-cell>
          <table:table-cell table:formula="of:=[.B106]-([.C106]*[.D106])" office:value-type="float" office:value="-0.02186" calcext:value-type="float">
            <text:p>-0,02186</text:p>
          </table:table-cell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09" calcext:value-type="float">
            <text:p>0,010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7]+([.C107]*[.D107])" office:value-type="float" office:value="0.02174" calcext:value-type="float">
            <text:p>0,02174</text:p>
          </table:table-cell>
          <table:table-cell table:formula="of:=[.B107]-([.C107]*[.D107])" office:value-type="float" office:value="-0.02186" calcext:value-type="float">
            <text:p>-0,02186</text:p>
          </table:table-cell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" calcext:value-type="float">
            <text:p>0,0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8]+([.C108]*[.D108])" office:value-type="float" office:value="0.02194" calcext:value-type="float">
            <text:p>0,02194</text:p>
          </table:table-cell>
          <table:table-cell table:formula="of:=[.B108]-([.C108]*[.D108])" office:value-type="float" office:value="-0.02206" calcext:value-type="float">
            <text:p>-0,02206</text:p>
          </table:table-cell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" calcext:value-type="float">
            <text:p>0,0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9]+([.C109]*[.D109])" office:value-type="float" office:value="0.02194" calcext:value-type="float">
            <text:p>0,02194</text:p>
          </table:table-cell>
          <table:table-cell table:formula="of:=[.B109]-([.C109]*[.D109])" office:value-type="float" office:value="-0.02206" calcext:value-type="float">
            <text:p>-0,02206</text:p>
          </table:table-cell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" calcext:value-type="float">
            <text:p>0,0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0]+([.C110]*[.D110])" office:value-type="float" office:value="0.02194" calcext:value-type="float">
            <text:p>0,02194</text:p>
          </table:table-cell>
          <table:table-cell table:formula="of:=[.B110]-([.C110]*[.D110])" office:value-type="float" office:value="-0.02206" calcext:value-type="float">
            <text:p>-0,02206</text:p>
          </table:table-cell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" calcext:value-type="float">
            <text:p>0,0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1]+([.C111]*[.D111])" office:value-type="float" office:value="0.02194" calcext:value-type="float">
            <text:p>0,02194</text:p>
          </table:table-cell>
          <table:table-cell table:formula="of:=[.B111]-([.C111]*[.D111])" office:value-type="float" office:value="-0.02206" calcext:value-type="float">
            <text:p>-0,02206</text:p>
          </table:table-cell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" calcext:value-type="float">
            <text:p>0,0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2]+([.C112]*[.D112])" office:value-type="float" office:value="0.02194" calcext:value-type="float">
            <text:p>0,02194</text:p>
          </table:table-cell>
          <table:table-cell table:formula="of:=[.B112]-([.C112]*[.D112])" office:value-type="float" office:value="-0.02206" calcext:value-type="float">
            <text:p>-0,02206</text:p>
          </table:table-cell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1" calcext:value-type="float">
            <text:p>0,01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3]+([.C113]*[.D113])" office:value-type="float" office:value="0.02214" calcext:value-type="float">
            <text:p>0,02214</text:p>
          </table:table-cell>
          <table:table-cell table:formula="of:=[.B113]-([.C113]*[.D113])" office:value-type="float" office:value="-0.02226" calcext:value-type="float">
            <text:p>-0,02226</text:p>
          </table:table-cell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1" calcext:value-type="float">
            <text:p>0,01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4]+([.C114]*[.D114])" office:value-type="float" office:value="0.02214" calcext:value-type="float">
            <text:p>0,02214</text:p>
          </table:table-cell>
          <table:table-cell table:formula="of:=[.B114]-([.C114]*[.D114])" office:value-type="float" office:value="-0.02226" calcext:value-type="float">
            <text:p>-0,02226</text:p>
          </table:table-cell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1" calcext:value-type="float">
            <text:p>0,01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5]+([.C115]*[.D115])" office:value-type="float" office:value="0.02214" calcext:value-type="float">
            <text:p>0,02214</text:p>
          </table:table-cell>
          <table:table-cell table:formula="of:=[.B115]-([.C115]*[.D115])" office:value-type="float" office:value="-0.02226" calcext:value-type="float">
            <text:p>-0,02226</text:p>
          </table:table-cell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2" calcext:value-type="float">
            <text:p>0,0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6]+([.C116]*[.D116])" office:value-type="float" office:value="0.02234" calcext:value-type="float">
            <text:p>0,02234</text:p>
          </table:table-cell>
          <table:table-cell table:formula="of:=[.B116]-([.C116]*[.D116])" office:value-type="float" office:value="-0.02246" calcext:value-type="float">
            <text:p>-0,02246</text:p>
          </table:table-cell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2" calcext:value-type="float">
            <text:p>0,0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+([.C117]*[.D117])" office:value-type="float" office:value="0.02234" calcext:value-type="float">
            <text:p>0,02234</text:p>
          </table:table-cell>
          <table:table-cell table:formula="of:=[.B117]-([.C117]*[.D117])" office:value-type="float" office:value="-0.02246" calcext:value-type="float">
            <text:p>-0,02246</text:p>
          </table:table-cell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2" calcext:value-type="float">
            <text:p>0,0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8]+([.C118]*[.D118])" office:value-type="float" office:value="0.02234" calcext:value-type="float">
            <text:p>0,02234</text:p>
          </table:table-cell>
          <table:table-cell table:formula="of:=[.B118]-([.C118]*[.D118])" office:value-type="float" office:value="-0.02246" calcext:value-type="float">
            <text:p>-0,02246</text:p>
          </table:table-cell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2" calcext:value-type="float">
            <text:p>0,0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9]+([.C119]*[.D119])" office:value-type="float" office:value="0.02234" calcext:value-type="float">
            <text:p>0,02234</text:p>
          </table:table-cell>
          <table:table-cell table:formula="of:=[.B119]-([.C119]*[.D119])" office:value-type="float" office:value="-0.02246" calcext:value-type="float">
            <text:p>-0,02246</text:p>
          </table:table-cell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2" calcext:value-type="float">
            <text:p>0,0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0]+([.C120]*[.D120])" office:value-type="float" office:value="0.02234" calcext:value-type="float">
            <text:p>0,02234</text:p>
          </table:table-cell>
          <table:table-cell table:formula="of:=[.B120]-([.C120]*[.D120])" office:value-type="float" office:value="-0.02246" calcext:value-type="float">
            <text:p>-0,02246</text:p>
          </table:table-cell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12" calcext:value-type="float">
            <text:p>0,0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1]+([.C121]*[.D121])" office:value-type="float" office:value="0.02234" calcext:value-type="float">
            <text:p>0,02234</text:p>
          </table:table-cell>
          <table:table-cell table:formula="of:=[.B121]-([.C121]*[.D121])" office:value-type="float" office:value="-0.02246" calcext:value-type="float">
            <text:p>-0,02246</text:p>
          </table:table-cell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3" calcext:value-type="float">
            <text:p>0,01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2]+([.C122]*[.D122])" office:value-type="float" office:value="0.02253" calcext:value-type="float">
            <text:p>0,02253</text:p>
          </table:table-cell>
          <table:table-cell table:formula="of:=[.B122]-([.C122]*[.D122])" office:value-type="float" office:value="-0.02267" calcext:value-type="float">
            <text:p>-0,02267</text:p>
          </table:table-cell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3" calcext:value-type="float">
            <text:p>0,01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3]+([.C123]*[.D123])" office:value-type="float" office:value="0.02253" calcext:value-type="float">
            <text:p>0,02253</text:p>
          </table:table-cell>
          <table:table-cell table:formula="of:=[.B123]-([.C123]*[.D123])" office:value-type="float" office:value="-0.02267" calcext:value-type="float">
            <text:p>-0,02267</text:p>
          </table:table-cell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3" calcext:value-type="float">
            <text:p>0,01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4]+([.C124]*[.D124])" office:value-type="float" office:value="0.02253" calcext:value-type="float">
            <text:p>0,02253</text:p>
          </table:table-cell>
          <table:table-cell table:formula="of:=[.B124]-([.C124]*[.D124])" office:value-type="float" office:value="-0.02267" calcext:value-type="float">
            <text:p>-0,02267</text:p>
          </table:table-cell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4" calcext:value-type="float">
            <text:p>0,01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5]+([.C125]*[.D125])" office:value-type="float" office:value="0.02273" calcext:value-type="float">
            <text:p>0,02273</text:p>
          </table:table-cell>
          <table:table-cell table:formula="of:=[.B125]-([.C125]*[.D125])" office:value-type="float" office:value="-0.02287" calcext:value-type="float">
            <text:p>-0,02287</text:p>
          </table:table-cell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4" calcext:value-type="float">
            <text:p>0,01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6]+([.C126]*[.D126])" office:value-type="float" office:value="0.02273" calcext:value-type="float">
            <text:p>0,02273</text:p>
          </table:table-cell>
          <table:table-cell table:formula="of:=[.B126]-([.C126]*[.D126])" office:value-type="float" office:value="-0.02287" calcext:value-type="float">
            <text:p>-0,02287</text:p>
          </table:table-cell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3" calcext:value-type="float">
            <text:p>0,01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7]+([.C127]*[.D127])" office:value-type="float" office:value="0.02253" calcext:value-type="float">
            <text:p>0,02253</text:p>
          </table:table-cell>
          <table:table-cell table:formula="of:=[.B127]-([.C127]*[.D127])" office:value-type="float" office:value="-0.02267" calcext:value-type="float">
            <text:p>-0,02267</text:p>
          </table:table-cell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4" calcext:value-type="float">
            <text:p>0,01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8]+([.C128]*[.D128])" office:value-type="float" office:value="0.02273" calcext:value-type="float">
            <text:p>0,02273</text:p>
          </table:table-cell>
          <table:table-cell table:formula="of:=[.B128]-([.C128]*[.D128])" office:value-type="float" office:value="-0.02287" calcext:value-type="float">
            <text:p>-0,02287</text:p>
          </table:table-cell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4" calcext:value-type="float">
            <text:p>0,01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9]+([.C129]*[.D129])" office:value-type="float" office:value="0.02273" calcext:value-type="float">
            <text:p>0,02273</text:p>
          </table:table-cell>
          <table:table-cell table:formula="of:=[.B129]-([.C129]*[.D129])" office:value-type="float" office:value="-0.02287" calcext:value-type="float">
            <text:p>-0,02287</text:p>
          </table:table-cell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4" calcext:value-type="float">
            <text:p>0,01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0]+([.C130]*[.D130])" office:value-type="float" office:value="0.02273" calcext:value-type="float">
            <text:p>0,02273</text:p>
          </table:table-cell>
          <table:table-cell table:formula="of:=[.B130]-([.C130]*[.D130])" office:value-type="float" office:value="-0.02287" calcext:value-type="float">
            <text:p>-0,02287</text:p>
          </table:table-cell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4" calcext:value-type="float">
            <text:p>0,01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1]+([.C131]*[.D131])" office:value-type="float" office:value="0.02273" calcext:value-type="float">
            <text:p>0,02273</text:p>
          </table:table-cell>
          <table:table-cell table:formula="of:=[.B131]-([.C131]*[.D131])" office:value-type="float" office:value="-0.02287" calcext:value-type="float">
            <text:p>-0,02287</text:p>
          </table:table-cell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2]+([.C132]*[.D132])" office:value-type="float" office:value="0.02293" calcext:value-type="float">
            <text:p>0,02293</text:p>
          </table:table-cell>
          <table:table-cell table:formula="of:=[.B132]-([.C132]*[.D132])" office:value-type="float" office:value="-0.02307" calcext:value-type="float">
            <text:p>-0,02307</text:p>
          </table:table-cell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3]+([.C133]*[.D133])" office:value-type="float" office:value="0.02293" calcext:value-type="float">
            <text:p>0,02293</text:p>
          </table:table-cell>
          <table:table-cell table:formula="of:=[.B133]-([.C133]*[.D133])" office:value-type="float" office:value="-0.02307" calcext:value-type="float">
            <text:p>-0,02307</text:p>
          </table:table-cell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4" calcext:value-type="float">
            <text:p>0,01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4]+([.C134]*[.D134])" office:value-type="float" office:value="0.02273" calcext:value-type="float">
            <text:p>0,02273</text:p>
          </table:table-cell>
          <table:table-cell table:formula="of:=[.B134]-([.C134]*[.D134])" office:value-type="float" office:value="-0.02287" calcext:value-type="float">
            <text:p>-0,02287</text:p>
          </table:table-cell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4" calcext:value-type="float">
            <text:p>0,01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5]+([.C135]*[.D135])" office:value-type="float" office:value="0.02273" calcext:value-type="float">
            <text:p>0,02273</text:p>
          </table:table-cell>
          <table:table-cell table:formula="of:=[.B135]-([.C135]*[.D135])" office:value-type="float" office:value="-0.02287" calcext:value-type="float">
            <text:p>-0,02287</text:p>
          </table:table-cell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6]+([.C136]*[.D136])" office:value-type="float" office:value="0.02293" calcext:value-type="float">
            <text:p>0,02293</text:p>
          </table:table-cell>
          <table:table-cell table:formula="of:=[.B136]-([.C136]*[.D136])" office:value-type="float" office:value="-0.02307" calcext:value-type="float">
            <text:p>-0,02307</text:p>
          </table:table-cell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7]+([.C137]*[.D137])" office:value-type="float" office:value="0.02293" calcext:value-type="float">
            <text:p>0,02293</text:p>
          </table:table-cell>
          <table:table-cell table:formula="of:=[.B137]-([.C137]*[.D137])" office:value-type="float" office:value="-0.02307" calcext:value-type="float">
            <text:p>-0,02307</text:p>
          </table:table-cell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8]+([.C138]*[.D138])" office:value-type="float" office:value="0.02293" calcext:value-type="float">
            <text:p>0,02293</text:p>
          </table:table-cell>
          <table:table-cell table:formula="of:=[.B138]-([.C138]*[.D138])" office:value-type="float" office:value="-0.02307" calcext:value-type="float">
            <text:p>-0,02307</text:p>
          </table:table-cell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9]+([.C139]*[.D139])" office:value-type="float" office:value="0.02293" calcext:value-type="float">
            <text:p>0,02293</text:p>
          </table:table-cell>
          <table:table-cell table:formula="of:=[.B139]-([.C139]*[.D139])" office:value-type="float" office:value="-0.02307" calcext:value-type="float">
            <text:p>-0,02307</text:p>
          </table:table-cell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0]+([.C140]*[.D140])" office:value-type="float" office:value="0.02293" calcext:value-type="float">
            <text:p>0,02293</text:p>
          </table:table-cell>
          <table:table-cell table:formula="of:=[.B140]-([.C140]*[.D140])" office:value-type="float" office:value="-0.02307" calcext:value-type="float">
            <text:p>-0,02307</text:p>
          </table:table-cell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1]+([.C141]*[.D141])" office:value-type="float" office:value="0.02293" calcext:value-type="float">
            <text:p>0,02293</text:p>
          </table:table-cell>
          <table:table-cell table:formula="of:=[.B141]-([.C141]*[.D141])" office:value-type="float" office:value="-0.02307" calcext:value-type="float">
            <text:p>-0,02307</text:p>
          </table:table-cell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2]+([.C142]*[.D142])" office:value-type="float" office:value="0.02293" calcext:value-type="float">
            <text:p>0,02293</text:p>
          </table:table-cell>
          <table:table-cell table:formula="of:=[.B142]-([.C142]*[.D142])" office:value-type="float" office:value="-0.02307" calcext:value-type="float">
            <text:p>-0,02307</text:p>
          </table:table-cell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15" calcext:value-type="float">
            <text:p>0,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3]+([.C143]*[.D143])" office:value-type="float" office:value="0.02293" calcext:value-type="float">
            <text:p>0,02293</text:p>
          </table:table-cell>
          <table:table-cell table:formula="of:=[.B143]-([.C143]*[.D143])" office:value-type="float" office:value="-0.02307" calcext:value-type="float">
            <text:p>-0,02307</text:p>
          </table:table-cell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8020" calcext:value-type="float">
            <text:p>18020</text:p>
          </table:table-cell>
          <table:table-cell office:value-type="float" office:value="0.00069" calcext:value-type="float">
            <text:p>0,00069</text:p>
          </table:table-cell>
          <table:table-cell/>
          <table:table-cell table:formula="of:=[.B144]+([.C144]*[.D144])" office:value-type="float" office:value="7.4338" calcext:value-type="float">
            <text:p>7,4338</text:p>
          </table:table-cell>
          <table:table-cell table:formula="of:=[.B144]-([.C144]*[.D144])" office:value-type="float" office:value="-17.4338" calcext:value-type="float">
            <text:p>-17,4338</text:p>
          </table:table-cell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table:style-name="Default" office:value-type="float" office:value="0.7" calcext:value-type="float">
            <text:p>0,7</text:p>
          </table:table-cell>
          <table:table-cell office:value-type="float" office:value="2520" calcext:value-type="float">
            <text:p>2520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B145]+([.C145]*[.D145])" office:value-type="float" office:value="13.3" calcext:value-type="float">
            <text:p>13,3</text:p>
          </table:table-cell>
          <table:table-cell table:formula="of:=[.B145]-([.C145]*[.D145])" office:value-type="float" office:value="-11.9" calcext:value-type="float">
            <text:p>-11,9</text:p>
          </table:table-cell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table:style-name="Default" office:value-type="float" office:value="0.8" calcext:value-type="float">
            <text:p>0,8</text:p>
          </table:table-cell>
          <table:table-cell office:value-type="float" office:value="2230" calcext:value-type="float">
            <text:p>2230</text:p>
          </table:table-cell>
          <table:table-cell office:value-type="float" office:value="0.0056" calcext:value-type="float">
            <text:p>0,0056</text:p>
          </table:table-cell>
          <table:table-cell/>
          <table:table-cell table:formula="of:=[.B146]+([.C146]*[.D146])" office:value-type="float" office:value="13.288" calcext:value-type="float">
            <text:p>13,288</text:p>
          </table:table-cell>
          <table:table-cell table:formula="of:=[.B146]-([.C146]*[.D146])" office:value-type="float" office:value="-11.688" calcext:value-type="float">
            <text:p>-11,688</text:p>
          </table:table-cell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table:style-name="Default" office:value-type="float" office:value="-0.5" calcext:value-type="float">
            <text:p>-0,5</text:p>
          </table:table-cell>
          <table:table-cell office:value-type="float" office:value="1630" calcext:value-type="float">
            <text:p>1630</text:p>
          </table:table-cell>
          <table:table-cell office:value-type="float" office:value="0.0071" calcext:value-type="float">
            <text:p>0,0071</text:p>
          </table:table-cell>
          <table:table-cell/>
          <table:table-cell table:formula="of:=[.B147]+([.C147]*[.D147])" office:value-type="float" office:value="11.073" calcext:value-type="float">
            <text:p>11,073</text:p>
          </table:table-cell>
          <table:table-cell table:formula="of:=[.B147]-([.C147]*[.D147])" office:value-type="float" office:value="-12.073" calcext:value-type="float">
            <text:p>-12,073</text:p>
          </table:table-cell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table:style-name="Default" office:value-type="float" office:value="-0.5" calcext:value-type="float">
            <text:p>-0,5</text:p>
          </table:table-cell>
          <table:table-cell office:value-type="float" office:value="590" calcext:value-type="float">
            <text:p>590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B148]+([.C148]*[.D148])" office:value-type="float" office:value="9.53" calcext:value-type="float">
            <text:p>9,53</text:p>
          </table:table-cell>
          <table:table-cell table:formula="of:=[.B148]-([.C148]*[.D148])" office:value-type="float" office:value="-10.53" calcext:value-type="float">
            <text:p>-10,53</text:p>
          </table:table-cell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table:style-name="Default" office:value-type="float" office:value="2.1" calcext:value-type="float">
            <text:p>2,1</text:p>
          </table:table-cell>
          <table:table-cell office:value-type="float" office:value="13560" calcext:value-type="float">
            <text:p>13560</text:p>
          </table:table-cell>
          <table:table-cell office:value-type="float" office:value="0.00059" calcext:value-type="float">
            <text:p>0,00059</text:p>
          </table:table-cell>
          <table:table-cell/>
          <table:table-cell table:formula="of:=[.B149]+([.C149]*[.D149])" office:value-type="float" office:value="10.1004" calcext:value-type="float">
            <text:p>10,1004</text:p>
          </table:table-cell>
          <table:table-cell table:formula="of:=[.B149]-([.C149]*[.D149])" office:value-type="float" office:value="-5.9004" calcext:value-type="float">
            <text:p>-5,9004</text:p>
          </table:table-cell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table:style-name="Default" office:value-type="float" office:value="-1.2" calcext:value-type="float">
            <text:p>-1,2</text:p>
          </table:table-cell>
          <table:table-cell office:value-type="float" office:value="1660" calcext:value-type="float">
            <text:p>1660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B150]+([.C150]*[.D150])" office:value-type="float" office:value="4.61" calcext:value-type="float">
            <text:p>4,61</text:p>
          </table:table-cell>
          <table:table-cell table:formula="of:=[.B150]-([.C150]*[.D150])" office:value-type="float" office:value="-7.01" calcext:value-type="float">
            <text:p>-7,01</text:p>
          </table:table-cell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table:style-name="Default" office:value-type="float" office:value="-0.06" calcext:value-type="float">
            <text:p>-0,06</text:p>
          </table:table-cell>
          <table:table-cell office:value-type="float" office:value="490" calcext:value-type="float">
            <text:p>490</text:p>
          </table:table-cell>
          <table:table-cell office:value-type="float" office:value="0.009" calcext:value-type="float">
            <text:p>0,009</text:p>
          </table:table-cell>
          <table:table-cell/>
          <table:table-cell table:formula="of:=[.B151]+([.C151]*[.D151])" office:value-type="float" office:value="4.35" calcext:value-type="float">
            <text:p>4,35</text:p>
          </table:table-cell>
          <table:table-cell table:formula="of:=[.B151]-([.C151]*[.D151])" office:value-type="float" office:value="-4.47" calcext:value-type="float">
            <text:p>-4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3:49:58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2-01T13:50:06.615000000</dc:date>
    <meta:editing-duration>PT2M24S</meta:editing-duration>
    <meta:editing-cycles>6</meta:editing-cycles>
    <meta:document-statistic meta:table-count="1" meta:cell-count="906" meta:object-count="0"/>
  </office:meta>
</office:document-meta>
</file>